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id="id6" draw:layer="layout" svg:width="4cm" svg:height="3cm" svg:x="11.5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2cm" svg:height="2cm" svg:x="7cm" svg:y="2.5cm">
          <text:p text:style-name="P2">Bemenő</text:p>
          <text:p text:style-name="P2">adatfáj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id="id5" draw:layer="layout" svg:width="4cm" svg:height="1.5cm" svg:x="11.5cm" svg:y="2cm">
          <text:p text:style-name="P2">Adatstruktúrák</text:p>
          <text:p text:style-name="P2">inicializálás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2" draw:layer="layout" svg:width="4cm" svg:height="2cm" svg:x="6cm" svg:y="6cm">
          <text:p text:style-name="P2">fájlbeolvasá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3" draw:layer="layout" svg:width="4cm" svg:height="1.5cm" svg:x="11.5cm" svg:y="4.5cm">
          <text:p text:style-name="P2">Pontadatok</text:p>
          <text:p text:style-name="P2">tárolás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4" draw:layer="layout" svg:width="4cm" svg:height="1.5cm" svg:x="11.5cm" svg:y="7cm">
          <text:p text:style-name="P2">Tetraéderadatok</text:p>
          <text:p text:style-name="P2">tárolás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8cm" svg:y1="4.5cm" svg:x2="8cm" svg:y2="6cm" draw:start-shape="id1" draw:start-glue-point="7" draw:end-shape="id2" draw:end-glue-point="4" svg:d="m8000 4500v1500">
          <text:p/>
        </draw:connector>
        <draw:connector draw:style-name="gr4" draw:text-style-name="P1" draw:layer="layout" draw:line-skew="-0.251cm" svg:x1="10cm" svg:y1="7cm" svg:x2="11.5cm" svg:y2="5.25cm" draw:start-shape="id2" draw:start-glue-point="7" draw:end-shape="id3" draw:end-glue-point="5" svg:d="m10000 7000h500v-1750h1000">
          <text:p/>
        </draw:connector>
        <draw:connector draw:style-name="gr4" draw:text-style-name="P1" draw:layer="layout" draw:line-skew="-0.364cm" svg:x1="10cm" svg:y1="7cm" svg:x2="11.5cm" svg:y2="7.75cm" draw:start-shape="id2" draw:start-glue-point="7" draw:end-shape="id4" draw:end-glue-point="5" svg:d="m10000 7000h500v750h1000">
          <text:p/>
        </draw:connector>
        <draw:connector draw:style-name="gr4" draw:text-style-name="P1" draw:layer="layout" svg:x1="13.5cm" svg:y1="3.5cm" svg:x2="13.5cm" svg:y2="4.5cm" draw:start-shape="id5" draw:start-glue-point="6" draw:end-shape="id3" draw:end-glue-point="4" svg:d="m13500 3500v1000">
          <text:p/>
        </draw:connector>
        <draw:line draw:style-name="gr4" draw:text-style-name="P1" draw:layer="layout" svg:x1="13.5cm" svg:y1="6cm" svg:x2="13.5cm" svg:y2="7cm">
          <text:p/>
        </draw:line>
        <draw:custom-shape draw:style-name="gr2" draw:text-style-name="P2" draw:id="id7" draw:layer="layout" svg:width="4cm" svg:height="2cm" svg:x="11.5cm" svg:y="11cm">
          <text:p text:style-name="P2">Teljes hálózatra </text:p>
          <text:p text:style-name="P2">vonatkozó</text:p>
          <text:p text:style-name="P2">statikus adato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10" draw:layer="layout" svg:width="3.5cm" svg:height="1.5cm" svg:x="12cm" svg:y="8.5cm">
          <text:p text:style-name="P2">Statikus adatok</text:p>
          <text:p text:style-name="P2">számítás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3.5cm" svg:y1="10cm" svg:x2="13.5cm" svg:y2="11cm" draw:start-shape="id6" draw:end-shape="id7" draw:end-glue-point="4" svg:d="m13500 10000v1000">
          <text:p/>
        </draw:connector>
        <draw:custom-shape draw:style-name="gr2" draw:text-style-name="P2" draw:id="id13" draw:layer="layout" svg:width="4cm" svg:height="1.5cm" svg:x="11.5cm" svg:y="14cm">
          <text:p text:style-name="P2">Tesztesetek </text:p>
          <text:p text:style-name="P2">futtatás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id="id8" draw:layer="layout" svg:width="4.5cm" svg:height="1cm" svg:x="17.5cm" svg:y="3.5cm">
          <text:p text:style-name="P2">koordinátá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curve" svg:x1="17.5cm" svg:y1="4cm" svg:x2="15.5cm" svg:y2="5.25cm" draw:start-shape="id8" draw:start-glue-point="5" draw:end-shape="id3" draw:end-glue-point="7" svg:d="m17500 4000c-1498 0-499 1250-2000 1250">
          <text:p/>
        </draw:connector>
        <draw:custom-shape draw:style-name="gr5" draw:text-style-name="P2" draw:id="id9" draw:layer="layout" svg:width="4.5cm" svg:height="1cm" svg:x="17.5cm" svg:y="5.5cm">
          <text:p text:style-name="P2">csúcsponto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curve" svg:x1="15.5cm" svg:y1="7.75cm" svg:x2="17.5cm" svg:y2="6cm" draw:start-shape="id4" draw:start-glue-point="7" draw:end-shape="id9" draw:end-glue-point="5" svg:d="m15500 7750c1371 0 371-1750 2000-1750">
          <text:p/>
        </draw:connector>
        <draw:custom-shape draw:style-name="gr5" draw:text-style-name="P2" draw:layer="layout" svg:width="4.5cm" svg:height="1cm" svg:x="17.5cm" svg:y="11cm">
          <text:p text:style-name="P2">szomszédossá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4.5cm" svg:height="1cm" svg:x="17.5cm" svg:y="13cm">
          <text:p text:style-name="P2">pontkeresőf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id="id12" draw:layer="layout" svg:width="4.5cm" svg:height="1cm" svg:x="17.5cm" svg:y="12cm">
          <text:p text:style-name="P2">csúcsszomszédo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4.5cm" svg:height="1cm" svg:x="17.5cm" svg:y="7cm">
          <text:p text:style-name="P2">oldalterülete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4.5cm" svg:height="1cm" svg:x="17.5cm" svg:y="9cm">
          <text:p text:style-name="P2">állapottömb init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id="id11" draw:layer="layout" svg:width="4.5cm" svg:height="1cm" svg:x="17.5cm" svg:y="8cm">
          <text:p text:style-name="P2">térfoga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6" draw:text-style-name="P1" draw:layer="layout" draw:type="curve" svg:x1="15.5cm" svg:y1="9.25cm" svg:x2="17.5cm" svg:y2="8.5cm" draw:start-shape="id10" draw:start-glue-point="7" draw:end-shape="id11" draw:end-glue-point="5" svg:d="m15500 9250c1501 0 502-750 2000-750">
          <text:p/>
        </draw:connector>
        <draw:connector draw:style-name="gr6" draw:text-style-name="P1" draw:layer="layout" draw:type="curve" svg:x1="15.5cm" svg:y1="12cm" svg:x2="17.5cm" svg:y2="12.5cm" draw:start-shape="id7" draw:start-glue-point="7" draw:end-shape="id12" draw:end-glue-point="5" svg:d="m15500 12000c1501 0 502 500 2000 500">
          <text:p/>
        </draw:connector>
        <draw:connector draw:style-name="gr4" draw:text-style-name="P1" draw:layer="layout" svg:x1="13.5cm" svg:y1="13cm" svg:x2="13.5cm" svg:y2="14cm" draw:start-shape="id7" draw:start-glue-point="6" draw:end-shape="id13" draw:end-glue-point="4" svg:d="m13500 13000v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tin József</meta:initial-creator>
    <meta:creation-date>2011-01-09T19:25:28</meta:creation-date>
    <dc:date>2011-01-10T20:40:03</dc:date>
    <dc:creator>Martin József</dc:creator>
    <meta:editing-duration>PT04H54M24S</meta:editing-duration>
    <meta:editing-cycles>5</meta:editing-cycles>
    <meta:generator>OpenOffice.org/3.2$Linux OpenOffice.org_project/320m12$Build-9483</meta:generator>
    <meta:document-statistic meta:object-count="28"/>
  </office:meta>
</office:document-meta>
</file>